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rodzaj</text:p>
          </table:table-cell>
          <table:table-cell office:value-type="string" calcext:value-type="string">
            <text:p>wy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0minu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0minu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0minu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0minu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0minus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0minus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0minus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0minus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70minus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0plu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0plu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0plu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0plu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0plu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0plus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0plus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0plus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70plus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tminu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tminu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tminu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tminu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tminus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tminus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tminus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tminus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tminus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tplu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tplu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tplu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tplu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tplu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tplu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tplus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tplus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tplus</text:p>
          </table:table-cell>
          <table:table-cell office:value-type="float" office:value="194" calcext:value-type="float">
            <text:p>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09:42:29.477043839</meta:creation-date>
    <meta:generator>LibreOffice/7.4.7.2$Linux_X86_64 LibreOffice_project/40$Build-2</meta:generator>
    <dc:date>2023-08-24T09:44:32.074584871</dc:date>
    <meta:editing-duration>PT2M5S</meta:editing-duration>
    <meta:editing-cycles>1</meta:editing-cycles>
    <meta:document-statistic meta:table-count="1" meta:cell-count="111" meta:object-count="0"/>
  </office:meta>
</office:document-meta>
</file>